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4c012" officeooo:paragraph-rsid="0004c012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4c012" officeooo:paragraph-rsid="0004c012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e9d5e" officeooo:paragraph-rsid="001e9d5e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21a418" officeooo:paragraph-rsid="0021a418" style:font-size-asian="17.5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5pt" officeooo:rsid="0004c012" officeooo:paragraph-rsid="0004c012" style:font-size-asian="25pt" style:font-size-complex="25pt"/>
    </style:style>
    <style:style style:name="P6" style:family="paragraph" style:parent-style-name="Standard">
      <style:paragraph-properties fo:text-align="center" style:justify-single-word="false"/>
      <style:text-properties fo:font-size="18pt" officeooo:rsid="0004d25c" officeooo:paragraph-rsid="0004d25c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2pt" officeooo:rsid="0004d25c" officeooo:paragraph-rsid="0004d25c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0c154" officeooo:paragraph-rsid="0010c154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3f020" officeooo:paragraph-rsid="0013f020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6b769" officeooo:paragraph-rsid="0006b769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06b769" officeooo:paragraph-rsid="000ce522" style:font-size-asian="12pt" style:font-size-complex="12pt"/>
    </style:style>
    <style:style style:name="P12" style:family="paragraph" style:parent-style-name="Standard">
      <style:paragraph-properties fo:text-align="start" style:justify-single-word="false">
        <style:tab-stops>
          <style:tab-stop style:position="9.922cm"/>
        </style:tab-stops>
      </style:paragraph-properties>
      <style:text-properties fo:font-size="12pt" officeooo:rsid="0006b769" officeooo:paragraph-rsid="0006b769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0ce522" officeooo:paragraph-rsid="000ce522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0e6bf1" officeooo:paragraph-rsid="000e6bf1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2pt" officeooo:rsid="0004d25c" officeooo:paragraph-rsid="0004d25c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2pt" officeooo:rsid="0004c012" officeooo:paragraph-rsid="0004c01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2pt" officeooo:rsid="0021a418" officeooo:paragraph-rsid="0021a418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1pt" officeooo:rsid="0004c012" officeooo:paragraph-rsid="0004c01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fo:font-size="11pt" officeooo:rsid="0004c012" officeooo:paragraph-rsid="0018a9df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/>
      <style:text-properties fo:font-size="11pt" officeooo:rsid="00174fb3" officeooo:paragraph-rsid="0004c012" style:font-size-asian="9.60000038146973pt" style:font-size-complex="11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208ece" style:font-size-asian="18pt" style:font-size-complex="18pt"/>
    </style:style>
    <style:style style:name="T3" style:family="text">
      <style:text-properties fo:font-size="16pt" style:font-size-asian="14pt" style:font-size-complex="16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06b769" style:font-size-asian="11pt" style:font-size-complex="11pt"/>
    </style:style>
    <style:style style:name="T6" style:family="text">
      <style:text-properties fo:font-size="11pt" officeooo:rsid="000aa111" style:font-size-asian="11pt" style:font-size-complex="11pt"/>
    </style:style>
    <style:style style:name="T7" style:family="text">
      <style:text-properties fo:font-size="11pt" officeooo:rsid="000cdd42" style:font-size-asian="11pt" style:font-size-complex="11pt"/>
    </style:style>
    <style:style style:name="T8" style:family="text">
      <style:text-properties fo:font-size="11pt" style:font-size-asian="9.60000038146973pt" style:font-size-complex="11pt"/>
    </style:style>
    <style:style style:name="T9" style:family="text">
      <style:text-properties fo:font-size="11pt" officeooo:rsid="0008774a" style:font-size-asian="9.60000038146973pt" style:font-size-complex="11pt"/>
    </style:style>
    <style:style style:name="T10" style:family="text">
      <style:text-properties fo:font-size="11pt" officeooo:rsid="00094ac2" style:font-size-asian="9.60000038146973pt" style:font-size-complex="11pt"/>
    </style:style>
    <style:style style:name="T11" style:family="text">
      <style:text-properties fo:font-size="11pt" officeooo:rsid="000aa111" style:font-size-asian="9.60000038146973pt" style:font-size-complex="11pt"/>
    </style:style>
    <style:style style:name="T12" style:family="text">
      <style:text-properties fo:font-size="11pt" officeooo:rsid="000b4f06" style:font-size-asian="9.60000038146973pt" style:font-size-complex="11pt"/>
    </style:style>
    <style:style style:name="T13" style:family="text">
      <style:text-properties fo:font-size="11pt" officeooo:rsid="000cdd42" style:font-size-asian="9.60000038146973pt" style:font-size-complex="11pt"/>
    </style:style>
    <style:style style:name="T14" style:family="text">
      <style:text-properties fo:font-size="11pt" officeooo:rsid="000ce522" style:font-size-asian="9.60000038146973pt" style:font-size-complex="11pt"/>
    </style:style>
    <style:style style:name="T15" style:family="text">
      <style:text-properties fo:font-size="11pt" officeooo:rsid="000e6bf1" style:font-size-asian="9.60000038146973pt" style:font-size-complex="11pt"/>
    </style:style>
    <style:style style:name="T16" style:family="text">
      <style:text-properties fo:font-size="11pt" officeooo:rsid="000f14ad" style:font-size-asian="9.60000038146973pt" style:font-size-complex="11pt"/>
    </style:style>
    <style:style style:name="T17" style:family="text">
      <style:text-properties fo:font-size="11pt" officeooo:rsid="0010c154" style:font-size-asian="9.60000038146973pt" style:font-size-complex="11pt"/>
    </style:style>
    <style:style style:name="T18" style:family="text">
      <style:text-properties fo:font-size="11pt" officeooo:rsid="0013f020" style:font-size-asian="9.60000038146973pt" style:font-size-complex="11pt"/>
    </style:style>
    <style:style style:name="T19" style:family="text">
      <style:text-properties fo:font-size="11pt" officeooo:rsid="001583fa" style:font-size-asian="9.60000038146973pt" style:font-size-complex="11pt"/>
    </style:style>
    <style:style style:name="T20" style:family="text">
      <style:text-properties fo:font-size="11pt" officeooo:rsid="001a41bf" style:font-size-asian="9.60000038146973pt" style:font-size-complex="11pt"/>
    </style:style>
    <style:style style:name="T21" style:family="text">
      <style:text-properties fo:font-size="11pt" officeooo:rsid="001a47e7" style:font-size-asian="9.60000038146973pt" style:font-size-complex="11pt"/>
    </style:style>
    <style:style style:name="T22" style:family="text">
      <style:text-properties fo:font-size="11pt" officeooo:rsid="001b2062" style:font-size-asian="9.60000038146973pt" style:font-size-complex="11pt"/>
    </style:style>
    <style:style style:name="T23" style:family="text">
      <style:text-properties fo:font-size="11pt" officeooo:rsid="001d0031" style:font-size-asian="9.60000038146973pt" style:font-size-complex="11pt"/>
    </style:style>
    <style:style style:name="T24" style:family="text">
      <style:text-properties officeooo:rsid="001583fa"/>
    </style:style>
    <style:style style:name="T25" style:family="text">
      <style:text-properties officeooo:rsid="00174fb3"/>
    </style:style>
    <style:style style:name="T26" style:family="text">
      <style:text-properties officeooo:rsid="0018a9df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officeooo:rsid="0021a4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>CS 2410 Coursework</text:p>
      <text:p text:style-name="P1">FiLo - Find the Lost</text:p>
      <text:p text:style-name="P1">Technical Document</text:p>
      <text:p text:style-name="P1"/>
      <text:p text:style-name="P1">Leon Chatterton</text:p>
      <text:p text:style-name="P1">180072507</text:p>
      <text:p text:style-name="P1"/>
      <text:p text:style-name="P15">Website:</text:p>
      <text:p text:style-name="P1"><text:a xlink:type="simple" xlink:href="https://180072507.cs2410-web01pvm.aston.ac.uk/" text:style-name="Internet_20_link" text:visited-style-name="Visited_20_Internet_20_Link"><text:span text:style-name="T27">https://180072507.cs2410-web01pvm.aston.ac.uk/</text:span></text:a></text:p>
      <text:p text:style-name="P4"><text:span text:style-name="T27">GitHub</text:span></text:p>
      <text:p text:style-name="P16"/>
      <text:p text:style-name="P15">Admin Login: <text:span text:style-name="T28">admin@admin.com</text:span></text:p>
      <text:p text:style-name="P17">Admin Password: adminadmin</text:p>
      <text:p text:style-name="P15"/>
      <text:p text:style-name="P15">User Login: <text:span text:style-name="T28">user@user.com</text:span></text:p>
      <text:p text:style-name="P17">User Password: useruser</text:p>
      <text:p text:style-name="P6"><text:span text:style-name="T3"/></text:p>
      <text:p text:style-name="P7">1. Technologies used</text:p>
      <text:p text:style-name="P7"/>
      <text:p text:style-name="P7"><text:tab/><text:span text:style-name="T4">The system utilizes the Laravel PHP Framework. It </text:span><text:span text:style-name="T5">takes advantage of eloquent and it’s query builder <text:tab/>and uses the default layout. </text:span><text:span text:style-name="T6">View’s utilize the </text:span><text:span text:style-name="T7">blade layout to allow for dynamic views dependent on the <text:tab/>model.</text:span></text:p>
      <text:p text:style-name="P7"><text:span text:style-name="T5"/></text:p>
      <text:p text:style-name="P12">2. Structure</text:p>
      <text:p text:style-name="P10"/>
      <text:p text:style-name="P10"><text:tab/><text:span text:style-name="T13">The system uses the Laravel framework to create a Model-View-Controller architecture that allows for <text:tab/>dynamic updating of views and the model. Below I will explain where each component is, can be found <text:tab/>and what it can do.</text:span></text:p>
      <text:p text:style-name="P10"><text:span text:style-name="T9"/></text:p>
      <text:p text:style-name="P10"><text:span text:style-name="T9"><text:tab/></text:span><text:span text:style-name="T13">Model</text:span><text:span text:style-name="T14">s</text:span><text:span text:style-name="T13">:</text:span></text:p>
      <text:p text:style-name="P10"><text:span text:style-name="T13"/></text:p>
      <text:p text:style-name="P10"><text:span text:style-name="T13"><text:tab/></text:span><text:span text:style-name="T14">The architecture I aim to use makes use of four key Model’s each of which relate directly to a database <text:tab/>table. These are:</text:span></text:p>
      <text:p text:style-name="P10"><text:span text:style-name="T14"/></text:p>
      <text:p text:style-name="P10"><text:span text:style-name="T14"><text:tab/>Claims: Hold’s all claims made by a user and that are yet to be accepted or rejected.</text:span></text:p>
      <text:p text:style-name="P10"><text:span text:style-name="T14"><text:tab/>Image: Hold’s all Images for an item.</text:span></text:p>
      <text:p text:style-name="P10"><text:span text:style-name="T14"><text:tab/>Item: Hold’s all the information on an item.</text:span></text:p>
      <text:p text:style-name="P11"><text:span text:style-name="T14"><text:tab/>User: Hold’s all user details (default Laravel Model)</text:span></text:p>
      <text:p text:style-name="P11"><text:span text:style-name="T14"/></text:p>
      <text:p text:style-name="P11"><text:span text:style-name="T14"><text:tab/></text:span><text:span text:style-name="T15">They can be found in the app folder.</text:span></text:p>
      <text:p text:style-name="P11"><text:soft-page-break/><text:span text:style-name="T14"><text:tab/></text:span></text:p>
      <text:p text:style-name="P11"><text:span text:style-name="T14"><text:tab/>Controllers: </text:span></text:p>
      <text:p text:style-name="P11"><text:span text:style-name="T14"><text:tab/></text:span></text:p>
      <text:p text:style-name="P13"><text:span text:style-name="T8"><text:tab/>Admin Controller: Controls the editing of the image table, an admin only </text:span><text:span text:style-name="T15">function.</text:span></text:p>
      <text:p text:style-name="P13"><text:span text:style-name="T15"><text:tab/>Claims Controller: Controls the listing, creating, storing, editing and deleting of claims.</text:span></text:p>
      <text:p text:style-name="P14"><text:span text:style-name="T8"><text:tab/>Item Controller: </text:span><text:span text:style-name="T16">Controls the listing of all items the creation and storage of items (including there initial <text:tab/>images), the showing of an item’s further details, the editing of an item when a claim is confirmed</text:span></text:p>
      <text:p text:style-name="P13"><text:span text:style-name="T15"><text:tab/>Images Controller: Controls the showing of images dependent on an Item id, the adding of an image to <text:tab/>an item entry, the updating of an item’s images and the deletion of an item’s images.</text:span></text:p>
      <text:p text:style-name="P11"><text:span text:style-name="T14"/></text:p>
      <text:p text:style-name="P11"><text:span text:style-name="T14"><text:tab/></text:span><text:span text:style-name="T17">They can be found in the app/Http/Controllers folder</text:span></text:p>
      <text:p text:style-name="P11"><text:span text:style-name="T14"/></text:p>
      <text:p text:style-name="P10"><text:span text:style-name="T9"><text:tab/></text:span><text:span text:style-name="T13">Views:</text:span></text:p>
      <text:p text:style-name="P10"><text:span text:style-name="T9"/></text:p>
      <text:p text:style-name="P10"><text:span text:style-name="T9"><text:tab/>Admin: Holds most admin only views. The ‘edit.blade.php’ view allows the editing of an item’s details, <text:tab/>but not the picture. The ‘index.blade.php’ shows all the Claims that currently exists and allows the <text:tab/>administrator <text:tab/>to accept or reject them.</text:span></text:p>
      <text:p text:style-name="P10"><text:span text:style-name="T9"/></text:p>
      <text:p text:style-name="P10"><text:span text:style-name="T9"><text:tab/>Claims: Holds views for non admin interaction with claims. ‘edit.blade.php’ allows for a user to add a <text:tab/>reason to the claim the make from the item listing page.</text:span></text:p>
      <text:p text:style-name="P10"><text:span text:style-name="T9"/></text:p>
      <text:p text:style-name="P10"><text:span text:style-name="T9"><text:tab/>Images: Holds all views for interacting with the images table. </text:span><text:span text:style-name="T10">The </text:span><text:span text:style-name="T9">‘edit.blade.php’ </text:span><text:span text:style-name="T10">view </text:span><text:span text:style-name="T9">allows for the <text:tab/>editing o</text:span><text:span text:style-name="T10">f an entry in the images table and allows the uploading of more images or deletion of an image. <text:tab/>This is the only admin only view that is not available in the Admin view package. The ‘show.blade.php’ <text:tab/>view allows a user to see all the images for an item.</text:span></text:p>
      <text:p text:style-name="P10"><text:span text:style-name="T10"/></text:p>
      <text:p text:style-name="P10"><text:span text:style-name="T10"><text:tab/>Items: </text:span><text:span text:style-name="T11">Holds all the views for manipulating an entry in the item table. The ‘create.blade.php’ view <text:tab/>allows a user to create a new item entry. The ‘index.blade.php’ view allows non logged in users to see <text:tab/>current unclaimed items, it allows non admin users </text:span><text:span text:style-name="T12">to see all items but those they have claimed <text:tab/>themselves, whether that claim is to be approved or has been approved. </text:span><text:span text:style-name="T13">Furthermore, it allows the the <text:tab/>admin to edit the details, images or delete and item from the database. The ‘show.blade.php’ view shows <text:tab/>further details on an item and is only available for a logged in admin and non admin users.</text:span></text:p>
      <text:p text:style-name="P10"><text:span text:style-name="T10"><text:tab/></text:span></text:p>
      <text:p text:style-name="P10"><text:span text:style-name="T10"><text:tab/></text:span><text:span text:style-name="T17">These can all be found in the resources/views folder.</text:span></text:p>
      <text:p text:style-name="P10"><text:span text:style-name="T17"/></text:p>
      <text:p text:style-name="P8">3. Database Schema</text:p>
      <text:p text:style-name="P8"/>
      <text:p text:style-name="P8"><text:tab/><text:span text:style-name="T8">The database schema consists of 7 tables each of which map to there respective models. Below is an <text:tab/>entity relationship diagram showing the schema but not including the </text:span><text:span text:style-name="T18">migrations,</text:span><text:span text:style-name="T8"> failed_jobs and the <text:tab/>password_resets </text:span><text:span text:style-name="T18">tables as these were not interacted with or edited. A detailed schema can be found in <text:tab/>the appendix in figure one. </text:span><text:span text:style-name="T20">It was modelled in MySQL due to the use of Xampp. The tables and there <text:tab/>restrictions can be found in more detail in figure two of the appendix.</text:span></text:p>
      <text:p text:style-name="P8"><text:span text:style-name="T8"/></text:p>
      <text:p text:style-name="P9"><text:span text:style-name="T8">4. Stretchers</text:span></text:p>
      <text:p text:style-name="P9"><text:span text:style-name="T8"/></text:p>
      <text:p text:style-name="P9"><text:span text:style-name="T8"><text:tab/>Allow the administrator to edit an item’s details:</text:span></text:p>
      <text:p text:style-name="P9"><text:span text:style-name="T8"/></text:p>
      <text:p text:style-name="P9"><text:span text:style-name="T8"><text:tab/></text:span><text:span text:style-name="T21">In the ‘items/index.blade.php’ view, when logged in as an administrator you are able to edit information <text:tab/>on a</text:span><text:span text:style-name="T22">ll information for an item accept the pictures via the “update” button. Images can be edited through <text:tab/>the “edit images” button.</text:span></text:p>
      <text:p text:style-name="P9"><text:span text:style-name="T8"/></text:p>
      <text:p text:style-name="P9"><text:span text:style-name="T8"><text:tab/>Allow an item to have multiple pictures:</text:span></text:p>
      <text:p text:style-name="P9"><text:span text:style-name="T8"/></text:p>
      <text:p text:style-name="P9"><text:span text:style-name="T8"><text:tab/></text:span><text:span text:style-name="T22">The store method in the ItemsController and the update method in the ImagesController show a method <text:tab/>of cycling through the contents of the file request and storing them all in the storage file of the server. <text:tab/></text:span><text:span text:style-name="T23">This is possible due to having a separate Images table that stores an Image and the id that points to the <text:tab/>item it relates to as a foreign key, thus producing a one to many relationship.</text:span></text:p>
      <text:p text:style-name="P9"><text:soft-page-break/><text:span text:style-name="T8"/></text:p>
      <text:p text:style-name="P9"><text:span text:style-name="T8">5. Security features</text:span></text:p>
      <text:p text:style-name="P9"><text:span text:style-name="T8"><text:tab/></text:span></text:p>
      <text:p text:style-name="P9"><text:span text:style-name="T8"><text:tab/>Cross Site Request Forgery:</text:span></text:p>
      <text:p text:style-name="P9"><text:span text:style-name="T8"/></text:p>
      <text:p text:style-name="P9"><text:span text:style-name="T8"><text:tab/><text:tab/>All forms include the @CSRF blade token. This ensure allows laravels built in middlewhere <text:tab/><text:tab/><text:tab/>protection middleware can validate a form request </text:span><text:span text:style-name="T19">thus defending against such an attack</text:span><text:span text:style-name="T8">. </text:span><text:span text:style-name="T19">Evidence <text:tab/><text:tab/>of this can be found in all views that include a form.</text:span></text:p>
      <text:p text:style-name="P8"><text:span text:style-name="T8"><text:tab/><text:tab/></text:span></text:p>
      <text:p text:style-name="P8"><text:span text:style-name="T8"><text:tab/></text:span><text:span text:style-name="T19">Protection against SQL/HTML injection:</text:span></text:p>
      <text:p text:style-name="P8"><text:span text:style-name="T19"><text:tab/><text:tab/></text:span></text:p>
      <text:p text:style-name="P8"><text:span text:style-name="T19"><text:tab/><text:tab/>All SQL queries use Eloquent ORM and/or the Laravel Query builder, each of which protect <text:tab/><text:tab/><text:tab/>against SQL injection through Laravel’s internal systems. These can be found in the Controller <text:tab/><text:tab/><text:tab/>classes.</text:span></text:p>
      <text:p text:style-name="P8"><text:span text:style-name="T19"/></text:p>
      <text:p text:style-name="P8"><text:span text:style-name="T19"><text:tab/><text:tab/>All access and input to the server via HTML forms go through Blade brackets ({{ }}) which <text:tab/><text:tab/><text:tab/>provides an automatic sanitization of the HTML. These can be found in the view files.</text:span></text:p>
      <text:p text:style-name="P18"/>
      <text:p text:style-name="P18"><text:tab/><text:span text:style-name="T24">Restrict file upload to image only:</text:span></text:p>
      <text:p text:style-name="P18"><text:tab/><text:tab/></text:p>
      <text:p text:style-name="P18"><text:tab/><text:tab/><text:span text:style-name="T24">All image uploads use Laravel’s validator technology to check a variety of parameters to ensure the <text:tab/><text:tab/>uploaded file is an image, less than 2Mb and of file types jpeg,png,jpg,gif or svg. The code for this <text:tab/><text:tab/>can be found in the ImagesController at line 76 and the ItemsController at line 62. </text:span></text:p>
      <text:p text:style-name="P18"/>
      <text:p text:style-name="P18"><text:tab/><text:span text:style-name="T24">Form Validation</text:span></text:p>
      <text:p text:style-name="P18"><text:tab/></text:p>
      <text:p text:style-name="P18"><text:tab/><text:tab/><text:span text:style-name="T25">All form input’s also go through Laravel’s validation technology and run through a variety of <text:tab/><text:tab/><text:tab/>parameters that mainly state with a field is required or not. This can be found in ItemsController at <text:tab/><text:tab/>lines 59-61 and 142 to 144.</text:span></text:p>
      <text:p text:style-name="P18"/>
      <text:p text:style-name="P19"><text:tab/><text:span text:style-name="T24">Authentication/Authorisation/Password Hashing/Encryption</text:span></text:p>
      <text:p text:style-name="P18"/>
      <text:p text:style-name="P18"><text:tab/><text:tab/><text:span text:style-name="T26">The application utilizes the default User models, login, registration and controllers all of which <text:tab/><text:tab/>provide a suitable authentication technology, Password Hashing technology and Encryption <text:tab/><text:tab/><text:tab/>technology to keep the files safe. The code for these default classes can be found for the following <text:tab/><text:tab/>components in the following places: </text:span></text:p>
      <text:p text:style-name="P18"/>
      <text:p text:style-name="P18"><text:tab/><text:tab/><text:span text:style-name="T26">Model: app/User.php</text:span></text:p>
      <text:p text:style-name="P18"><text:tab/><text:tab/><text:span text:style-name="T26">Controllers: app/Http/Controllers/Auth</text:span></text:p>
      <text:p text:style-name="P18"><text:tab/><text:tab/><text:span text:style-name="T26">Views: resources/views/auth</text:span></text:p>
      <text:p text:style-name="P18"/>
      <text:p text:style-name="P18"><text:tab/><text:tab/><text:span text:style-name="T26">All the data for these are stored in the users table in the database in there hashed, authenticated, <text:tab/><text:tab/>authorised, password hashed and encrypted states. It should also be noted some views are <text:tab/><text:tab/><text:tab/><text:tab/>authorised using the blade @guest and @else tokens to ensure only logged in users can see some <text:tab/><text:tab/>parts and guests can see others as well as administrators only being able to see certain parts of <text:tab/><text:tab/><text:tab/>views. This was not done in all due to a lack of time but can be seen in best practice in the <text:tab/><text:tab/><text:tab/>items/index.blade.php file.</text:span></text:p>
      <text:p text:style-name="P20"/>
      <text:p text:style-name="P1"><text:span text:style-name="T1"/></text:p>
      <text:p text:style-name="P3"><text:span text:style-name="T2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6:19:47.450947705</meta:creation-date>
    <dc:date>2020-05-01T17:22:11.069714589</dc:date>
    <meta:editing-duration>PT6H9M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4" meta:paragraph-count="66" meta:word-count="1094" meta:character-count="6721" meta:non-whitespace-character-count="5548"/>
  </office:meta>
</office:document-meta>
</file>